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10000201000005360000066B71298DA884613504.png" manifest:media-type="image/png"/>
  <manifest:file-entry manifest:full-path="Pictures/100002010000035A00000226CB56AECC23E7564D.png" manifest:media-type="image/png"/>
  <manifest:file-entry manifest:full-path="Pictures/1000020100000400000003A4DFEDE1F7454C4CC8.png" manifest:media-type="image/png"/>
  <manifest:file-entry manifest:full-path="Pictures/TablePreview1.svm" manifest:media-type=""/>
  <manifest:file-entry manifest:full-path="Pictures/TablePreview2.svm" manifest:media-type=""/>
  <manifest:file-entry manifest:full-path="Pictures/10000000000002F0000001F4C69D3D07130A26CD.png" manifest:media-type="image/png"/>
  <manifest:file-entry manifest:full-path="Pictures/1000000000000500000002D0FAF980BE888CC167.png" manifest:media-type="image/png"/>
  <manifest:file-entry manifest:full-path="Pictures/TablePreview3.svm" manifest:media-type=""/>
  <manifest:file-entry manifest:full-path="Pictures/TablePreview6.svm" manifest:media-type=""/>
  <manifest:file-entry manifest:full-path="Pictures/10000000000006400000040013CCD1ECDF96812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4" svg:font-family="Arial" style:font-family-generic="swis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4"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title">
      <style:graphic-properties fo:min-height="2.501cm"/>
      <style:paragraph-properties style:writing-mode="lr-tb"/>
    </style:style>
    <style:style style:name="pr33" style:family="presentation" style:parent-style-name="White-notes">
      <style:graphic-properties draw:fill-color="#ffffff" fo:min-height="13.364cm"/>
      <style:paragraph-properties style:writing-mode="lr-tb"/>
    </style:style>
    <style:style style:name="pr34" style:family="presentation" style:parent-style-name="Default-subtitle">
      <style:graphic-properties draw:fill-color="#ffffff" fo:min-height="15.001cm" fo:padding-left="0cm" fo:padding-right="0cm"/>
      <style:paragraph-properties style:writing-mode="lr-tb"/>
    </style:style>
    <style:style style:name="pr35" style:family="presentation" style:parent-style-name="True_25_20Blue_25_20Presentation-title">
      <style:graphic-properties draw:auto-grow-height="true" fo:min-height="6cm"/>
      <style:paragraph-properties style:writing-mode="lr-tb"/>
    </style:style>
    <style:style style:name="pr36" style:family="presentation" style:parent-style-name="True_25_20Blue_25_20Presentation-subtitle">
      <style:graphic-properties draw:fit-to-size="false" style:shrink-to-fit="false" fo:padding-top="1cm"/>
      <style:paragraph-properties style:writing-mode="lr-tb"/>
    </style:style>
    <style:style style:name="pr37" style:family="presentation" style:parent-style-name="True_25_20Blue_25_20Presentation-notes">
      <style:graphic-properties draw:fill-color="#ffffff" draw:auto-grow-height="true" fo:min-height="13.1cm"/>
      <style:paragraph-properties style:writing-mode="lr-tb"/>
    </style:style>
    <style:style style:name="pr38"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6" style:family="paragraph">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8" style:family="paragraph">
      <style:text-properties style:font-name="Arial3" fo:font-size="18pt" fo:font-style="normal" fo:font-weight="normal" style:font-size-asian="18pt" style:font-size-complex="18pt"/>
    </style:style>
    <style:style style:name="P69" style:family="paragraph">
      <style:text-properties style:font-name="Arial3" fo:font-size="18pt" style:font-size-asian="18pt" style:font-size-complex="18pt"/>
    </style:style>
    <style:style style:name="P7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1"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2"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3" style:family="paragraph">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6" style:family="paragraph">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solid" draw:fill-color="#404040"/>
      <style:paragraph-properties fo:text-align="center"/>
    </style:style>
    <style:style style:name="P79"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0"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1"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2"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3"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style:writing-mode="lr-tb"/>
      <style:text-properties fo:font-size="32pt" style:font-size-asian="32pt" style:font-size-complex="32pt"/>
    </style:style>
    <style:style style:name="P93" style:family="paragraph">
      <loext:graphic-properties draw:fill="none" draw:fill-color="#ffffff"/>
      <style:paragraph-properties style:writing-mode="lr-tb"/>
      <style:text-properties fo:font-size="72pt" style:font-size-asian="72pt" style:font-size-complex="72pt"/>
    </style:style>
    <style:style style:name="P94" style:family="paragraph">
      <loext:graphic-properties draw:fill="none" draw:fill-color="#ffffff"/>
      <style:paragraph-properties style:writing-mode="lr-tb"/>
      <style:text-properties fo:font-size="48pt" style:font-size-asian="48pt" style:font-size-complex="48pt"/>
    </style:style>
    <style:style style:name="P95"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6" style:family="paragraph">
      <style:paragraph-properties fo:margin-left="1cm" fo:margin-right="0cm" fo:text-align="start" fo:text-indent="-1cm">
        <style:tab-stops>
          <style:tab-stop style:position="0cm"/>
        </style:tab-stops>
      </style:paragraph-properties>
    </style:style>
    <style:style style:name="P9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3"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4"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5" style:family="paragraph">
      <style:paragraph-properties style:writing-mode="lr-tb"/>
      <style:text-properties fo:font-size="32pt"/>
    </style:style>
    <style:style style:name="P106"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18pt" fo:font-weight="normal" style:font-size-asian="18pt" style:font-weight-asian="bold" style:font-size-complex="18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5"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color="#34a3c5" loext:opacity="100%"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color="#3b70ee" loext:opacity="100%" fo:font-style="italic" fo:font-weight="bold" style:font-style-asian="italic" style:font-weight-asian="bold" style:font-style-complex="italic" style:font-weight-complex="bold"/>
    </style:style>
    <style:style style:name="T31" style:family="text">
      <style:text-properties fo:color="#502da2" loext:opacity="100%" fo:font-style="italic" fo:font-weight="bold" style:font-style-asian="italic" style:font-weight-asian="bold" style:font-style-complex="italic" style:font-weight-complex="bold"/>
    </style:style>
    <style:style style:name="T32" style:family="text">
      <style:text-properties fo:color="#ff0000" loext:opacity="100%" fo:font-style="italic" fo:font-weight="bold" style:font-style-asian="italic" style:font-weight-asian="bold" style:font-style-complex="italic" style:font-weight-complex="bold"/>
    </style:style>
    <style:style style:name="T33" style:family="text">
      <style:text-properties style:use-window-font-color="true" loext:opacity="0%" fo:font-style="normal" fo:font-weight="normal" style:font-style-asian="normal" style:font-weight-asian="normal" style:font-style-complex="normal" style:font-weight-complex="normal"/>
    </style:style>
    <style:style style:name="T34" style:family="text">
      <style:text-properties style:use-window-font-color="true" loext:opacity="0%"/>
    </style:style>
    <style:style style:name="T35" style:family="text">
      <style:text-properties fo:font-weight="normal" style:font-weight-asian="normal" style:font-weight-complex="normal"/>
    </style:style>
    <style:style style:name="T36" style:family="text">
      <style:text-properties fo:color="#ffffff" loext:opacity="100%" fo:font-weight="bold" style:font-weight-asian="bold"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ffffff" loext:opacity="100%" style:font-name="Arial3" fo:font-size="18pt" fo:font-style="normal" fo:font-weight="bold" style:font-size-asian="18pt" style:font-weight-asian="bold" style:font-size-complex="18pt" style:font-weight-complex="bold"/>
    </style:style>
    <style:style style:name="T39" style:family="text">
      <style:text-properties fo:color="#ffffff" loext:opacity="100%" style:font-name="Arial5" fo:font-size="18pt" fo:font-style="normal" fo:font-weight="bold" style:font-size-asian="18pt" style:font-weight-asian="bold" style:font-size-complex="18pt" style:font-weight-complex="bold"/>
    </style:style>
    <style:style style:name="T40" style:family="text">
      <style:text-properties style:font-name="Arial3" fo:font-size="18pt" fo:language="en" fo:country="US" fo:font-style="normal" fo:font-weight="bold" style:font-size-asian="18pt" style:font-weight-asian="bold" style:font-size-complex="18pt" style:font-weight-complex="bold"/>
    </style:style>
    <style:style style:name="T41" style:family="text">
      <style:text-properties style:font-name="Arial5" fo:font-size="18pt" fo:font-style="normal" fo:font-weight="normal" style:font-size-asian="18pt" style:font-size-complex="18pt"/>
    </style:style>
    <style:style style:name="T42" style:family="text">
      <style:text-properties style:font-name="Arial3" fo:font-size="18pt" style:font-size-asian="18pt" style:font-size-complex="18pt"/>
    </style:style>
    <style:style style:name="T43" style:family="text">
      <style:text-properties fo:color="#ffffff" loext:opacity="100%" fo:font-size="24pt" fo:font-weight="bold" style:font-size-asian="24pt" style:font-weight-asian="bold" style:font-size-complex="24pt" style:font-weight-complex="bold"/>
    </style:style>
    <style:style style:name="T44" style:family="text">
      <style:text-properties fo:font-size="14pt" style:font-size-asian="14pt" style:font-size-complex="14pt"/>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ffffff" loext:opacity="100%" fo:font-size="72pt" fo:font-weight="bold" style:font-size-asian="112pt" style:font-weight-asian="bold" style:font-size-complex="112pt" style:font-weight-complex="bold"/>
    </style:style>
    <style:style style:name="T47" style:family="text">
      <style:text-properties fo:color="#ffffff" loext:opacity="100%" fo:font-size="72pt" fo:font-weight="bold" style:font-size-asian="72pt" style:font-weight-asian="bold" style:font-size-complex="72pt" style:font-weight-complex="bold"/>
    </style:style>
    <style:style style:name="T48" style:family="text">
      <style:text-properties fo:color="#ffffff" loext:opacity="100%" fo:font-size="72pt" fo:font-weight="bold" style:font-size-asian="96pt" style:font-weight-asian="bold" style:font-size-complex="96pt" style:font-weight-complex="bold"/>
    </style:style>
    <style:style style:name="T49" style:family="text">
      <style:text-properties fo:font-size="20pt" fo:font-weight="normal" style:font-size-asian="20pt" style:font-weight-asian="bold" style:font-size-complex="20pt" style:font-weight-complex="bold"/>
    </style:style>
    <style:style style:name="T50" style:family="text">
      <style:text-properties style:use-window-font-color="true" loext:opacity="0%" fo:font-size="32pt" style:font-size-asian="32pt" style:font-size-complex="32pt"/>
    </style:style>
    <style:style style:name="T51" style:family="text">
      <style:text-properties fo:font-size="72pt" style:font-size-asian="72pt" style:font-size-complex="72pt"/>
    </style:style>
    <style:style style:name="T52" style:family="text">
      <style:text-properties fo:font-size="48pt" style:font-size-asian="48pt" style:font-size-complex="48pt"/>
    </style:style>
    <style:style style:name="T53" style:family="text">
      <style:text-properties fo:font-size="128pt" fo:font-weight="normal" style:font-size-asian="128pt" style:font-weight-asian="normal" style:font-size-complex="128pt" style:font-weight-complex="normal"/>
    </style:style>
    <style:style style:name="T54" style:family="text">
      <style:text-properties fo:font-size="60pt" fo:font-weight="normal" style:font-size-asian="60pt" style:font-weight-asian="normal" style:font-size-complex="60pt" style:font-weight-complex="normal"/>
    </style:style>
    <style:style style:name="T55" style:family="text">
      <style:text-properties fo:font-size="15pt" style:font-size-asian="18pt" style:font-weight-asian="normal" style:font-size-complex="18pt"/>
    </style:style>
    <style:style style:name="T56"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7"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58"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color="#b62118" loext:opacity="100%" fo:font-size="32pt" fo:font-weight="bold" style:font-size-asian="32pt" style:font-weight-asian="bold" style:font-size-complex="32pt" style:font-weight-complex="bold"/>
    </style:style>
    <style:style style:name="T61" style:family="text">
      <style:text-properties fo:font-size="32pt"/>
    </style:style>
    <style:style style:name="T62" style:family="text">
      <style:text-properties fo:font-size="32pt" fo:font-weight="normal" style:font-weight-asian="normal" style:font-weight-complex="normal"/>
    </style:style>
    <style:style style:name="T6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Developer</text:span></text:p>
          </draw:text-box>
        </draw:frame>
        <draw:frame draw:style-name="gr2" draw:text-style-name="P20" xml:id="id3" draw:id="id3" draw:layer="layout" svg:width="12.5cm" svg:height="3cm" svg:x="0cm" svg:y="7.1cm">
          <draw:text-box>
            <text:p text:style-name="P12"><text:span text:style-name="T13">Engineering 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20100000400000003A4DFEDE1F7454C4CC8.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19">Term</text:span></text:p>
              </table:table-cell>
              <table:table-cell>
                <text:p text:style-name="P34"><text:span text:style-name="T19">Definition</text:span></text:p>
              </table:table-cell>
            </table:table-row>
            <table:table-row table:style-name="ro4" table:default-cell-style-name="ce5">
              <table:table-cell>
                <text:p text:style-name="P35"><text:span text:style-name="T20">Individual Photo Rating</text:span></text:p>
              </table:table-cell>
              <table:table-cell>
                <text:p text:style-name="P35"><text:span text:style-name="T20">A photo rating by a single user of a particular photo at a given point in time.</text:span></text:p>
              </table:table-cell>
            </table:table-row>
            <table:table-row table:style-name="ro4" table:default-cell-style-name="ce6">
              <table:table-cell>
                <text:p text:style-name="P35"><text:span text:style-name="T20">Overall Photo Rating</text:span></text:p>
              </table:table-cell>
              <table:table-cell>
                <text:p text:style-name="P35"><text:span text:style-name="T20">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5"><text:span text:style-name="T20">Photo</text:span></text:p>
              </table:table-cell>
              <table:table-cell>
                <text:p text:style-name="P35"><text:span text:style-name="T20">A photo is a flower photo that has been uploaded (and is owned) by a system user. A photo has a status that determines its accessibility.</text:span></text:p>
              </table:table-cell>
            </table:table-row>
            <table:table-row table:style-name="ro4" table:default-cell-style-name="ce6">
              <table:table-cell>
                <text:p text:style-name="P35"><text:span text:style-name="T20">Photo Rating</text:span></text:p>
              </table:table-cell>
              <table:table-cell>
                <text:p text:style-name="P35"><text:span text:style-name="T20">A numerical value 1..10 that rates a given photo.</text:span></text:p>
              </table:table-cell>
            </table:table-row>
            <table:table-row table:style-name="ro5" table:default-cell-style-name="ce5">
              <table:table-cell>
                <text:p text:style-name="P35"><text:span text:style-name="T20">Photo Sharing Policy</text:span></text:p>
              </table:table-cell>
              <table:table-cell>
                <text:p text:style-name="P35"><text:span text:style-name="T20">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14">Product</text:span></text:p>
              <text:p><text:span text:style-name="T14">Vision</text:span></text:p>
            </draw:text-box>
          </draw:frame>
          <draw:frame draw:style-name="gr12" draw:text-style-name="P37" draw:layer="layout" svg:width="6cm" svg:height="4.5cm" svg:x="21cm" svg:y="5.5cm">
            <draw:text-box>
              <text:p><text:span text:style-name="T14">Product</text:span></text:p>
              <text:p><text:span text:style-name="T14">Backlog</text:span></text:p>
            </draw:text-box>
          </draw:frame>
          <draw:frame draw:style-name="gr13" draw:text-style-name="P38" draw:layer="layout" svg:width="6cm" svg:height="4.5cm" svg:x="11cm" svg:y="5.5cm">
            <draw:text-box>
              <text:p><text:span text:style-name="T14">Product</text:span></text:p>
              <text:p><text:span text:style-name="T14">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3"><text:span text:style-name="T19">Term</text:span></text:p>
              </table:table-cell>
              <table:table-cell>
                <text:p text:style-name="P34"><text:span text:style-name="T19">Definition</text:span></text:p>
              </table:table-cell>
            </table:table-row>
            <table:table-row table:style-name="ro7" table:default-cell-style-name="ce5">
              <table:table-cell>
                <text:p text:style-name="P35"><text:span text:style-name="T20">KPI</text:span></text:p>
              </table:table-cell>
              <table:table-cell>
                <text:p text:style-name="P35"><text:span text:style-name="T20">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5"><text:span text:style-name="T20">Visualization</text:span></text:p>
              </table:table-cell>
              <table:table-cell>
                <text:p text:style-name="P35"><text:span text:style-name="T20">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5"><text:span text:style-name="T20">JSON</text:span></text:p>
              </table:table-cell>
              <table:table-cell>
                <text:p text:style-name="P35"><text:span text:style-name="T20">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13CCD1ECDF96812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C69D3D07130A26CD.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1">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1">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1">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1">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1">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1">Bug Report</text:span></text:p>
            <draw:enhanced-geometry svg:viewBox="0 0 21600 21600" draw:type="rectangle" draw:enhanced-path="M 0 0 L 21600 0 21600 21600 0 21600 0 0 Z N"/>
          </draw:custom-shape>
          <draw:connector draw:style-name="standard" draw:layer="layout" svg:x1="8cm" svg:y1="7cm" svg:x2="20cm" svg:y2="5cm" draw:start-shape="id4" draw:start-glue-point="0" draw:end-shape="id5" draw:end-glue-point="2" svg:d="M8000 7000v-1000h12000v-1000" svg:viewBox="0 0 12001 2001">
            <text:p/>
          </draw:connector>
          <draw:connector draw:style-name="standard" draw:layer="layout" svg:x1="17cm" svg:y1="7cm" svg:x2="20cm" svg:y2="5cm" draw:start-shape="id6" draw:start-glue-point="0" draw:end-shape="id5" svg:d="M17000 7000v-1000h3000v-1000" svg:viewBox="0 0 3001 2001">
            <text:p/>
          </draw:connector>
          <draw:connector draw:style-name="standard" draw:layer="layout" svg:x1="23cm" svg:y1="7cm" svg:x2="20cm" svg:y2="5cm" draw:start-shape="id7" draw:start-glue-point="0" draw:end-shape="id5" svg:d="M23000 7000v-1000h-3000v-1000" svg:viewBox="0 0 3001 2001">
            <text:p/>
          </draw:connector>
          <draw:custom-shape draw:style-name="gr18"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5cm" svg:x2="8cm" svg:y2="8.5cm" draw:start-shape="id8" draw:start-glue-point="0" draw:end-shape="id4" svg:d="M5000 10500v-1000h3000v-1000" svg:viewBox="0 0 3001 2001">
            <text:p/>
          </draw:connector>
          <draw:connector draw:style-name="standard" draw:layer="layout" svg:x1="11cm" svg:y1="10.5cm" svg:x2="8cm" svg:y2="8.5cm" draw:start-shape="id9" draw:start-glue-point="0" draw:end-shape="id4" svg:d="M11000 10500v-1000h-3000v-1000" svg:viewBox="0 0 3001 2001">
            <text:p/>
          </draw:connector>
          <draw:custom-shape draw:style-name="gr18"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251cm" svg:x2="18cm" svg:y2="4.25cm" draw:start-shape="id10" draw:start-glue-point="7" draw:end-shape="id5" draw:end-glue-point="3" svg:d="M11000 4251h3501v-1h3499" svg:viewBox="0 0 7001 2">
            <text:p/>
          </draw:connector>
          <draw:custom-shape draw:style-name="gr20"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2010000035A00000226CB56AECC23E7564D.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2">Tell a Friend</text:span></text:p>
            <text:p><text:span text:style-name="T23">As a </text:span><text:span text:style-name="T24">Flowers user</text:span><text:span text:style-name="T23">, I need </text:span><text:span text:style-name="T25">a function to tell a friend about a flower photo</text:span><text:span text:style-name="T23">, so that </text:span><text:span text:style-name="T26">I can share my passion for flowers and increase my network.</text:span></text:p>
            <text:p><text:span text:style-name="T27"/></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8">user role</text:span></text:p>
                      </text:list-item>
                      <text:list-item>
                        <text:p><text:span text:style-name="T29">I need a </text:span><text:span text:style-name="T30">function</text:span></text:p>
                      </text:list-item>
                      <text:list-item>
                        <text:p><text:span text:style-name="T29">So that I get </text:span><text:span text:style-name="T31">business value</text:span></text:p>
                        <text:list>
                          <text:list-item>
                            <text:list>
                              <text:list-item>
                                <text:list>
                                  <text:list-header>
                                    <text:p><text:span text:style-name="T32"/></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201000005360000066B71298DA884613504.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22">User Story</text:span></text:p>
            <text:p text:style-name="P47"><text:span text:style-name="T23">The user clicks on “Tell a Friend” and is shown a new dialog. The user enters their email address, the friend's email address, a subject and a message to that friend. Upon clicking OK, an email is sent to the friend.</text:span></text:p>
            <text:p text:style-name="P47"><text:span text:style-name="T22">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Tells a story</text:span></text:p>
                    <text:list>
                      <text:list-item>
                        <text:p><text:span text:style-name="T34">Told from user perspective</text:span></text:p>
                      </text:list-item>
                      <text:list-item>
                        <text:p><text:span text:style-name="T34">Is exemplary, not complete</text:span></text:p>
                        <text:list>
                          <text:list-item>
                            <text:list>
                              <text:list-item>
                                <text:list>
                                  <text:list-header>
                                    <text:p><text:span text:style-name="T34"/></text:p>
                                  </text:list-header>
                                </text:list>
                              </text:list-item>
                            </text:list>
                          </text:list-item>
                        </text:list>
                      </text:list-item>
                    </text:list>
                  </text:list-item>
                  <text:list-item>
                    <text:p><text:span text:style-name="T33">Provides acceptance criteria</text:span></text:p>
                    <text:list>
                      <text:list-item>
                        <text:p><text:span text:style-name="T33">Should not add to specification</text:span></text:p>
                      </text:list-item>
                      <text:list-item>
                        <text:p><text:span text:style-name="T33">Used in validating implementation</text:span></text:p>
                        <text:list>
                          <text:list-item>
                            <text:list>
                              <text:list-item>
                                <text:list>
                                  <text:list-header>
                                    <text:p><text:span text:style-name="T33"/></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1" draw:text-style-name="P32" draw:layer="layout" svg:x1="8cm" svg:y1="5.25cm" svg:x2="14.5cm" svg:y2="9.75cm">
            <text:p/>
          </draw:line>
          <draw:line draw:style-name="gr21" draw:text-style-name="P32" draw:layer="layout" svg:x1="2.5cm" svg:y1="7.5cm" svg:x2="8cm" svg:y2="5.25cm">
            <text:p/>
          </draw:line>
          <draw:line draw:style-name="gr21" draw:text-style-name="P32" draw:layer="layout" svg:x1="25.5cm" svg:y1="7.5cm" svg:x2="2.5cm" svg:y2="7.5cm">
            <text:p/>
          </draw:line>
          <draw:line draw:style-name="gr21" draw:text-style-name="P32" draw:layer="layout" svg:x1="8cm" svg:y1="9.75cm" svg:x2="2.5cm" svg:y2="7.5cm">
            <text:p/>
          </draw:line>
          <draw:line draw:style-name="gr21" draw:text-style-name="P32" draw:layer="layout" svg:x1="14.5cm" svg:y1="5.25cm" svg:x2="8cm" svg:y2="9.75cm">
            <text:p/>
          </draw:line>
          <draw:line draw:style-name="gr21" draw:text-style-name="P32" draw:layer="layout" svg:x1="20cm" svg:y1="7.5cm" svg:x2="14.5cm" svg:y2="5.25cm">
            <text:p/>
          </draw:line>
          <draw:line draw:style-name="gr21" draw:text-style-name="P32" draw:layer="layout" svg:x1="14.5cm" svg:y1="9.75cm" svg:x2="20cm" svg:y2="7.5cm">
            <text:p/>
          </draw:line>
          <draw:custom-shape draw:style-name="gr22"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3" draw:layer="layout" svg:width="4cm" svg:height="1.5cm" svg:x="12.5cm" svg:y="6.75cm">
            <text:p text:style-name="P52"><text:span text:style-name="T23">“</text:span><text:span text:style-name="T23">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3" draw:layer="layout" svg:width="4cm" svg:height="1.5cm" svg:x="12.5cm" svg:y="4.5cm">
            <text:p text:style-name="P52"><text:span text:style-name="T23">“</text:span><text:span text:style-name="T23">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3">Flowers must allow the user to send an email to a friend about the photo they were looking at.</text:span></text:p>
            <text:p text:style-name="P47"><text:span text:style-name="T22"/></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Describes a requirement</text:span></text:p>
                    <text:list>
                      <text:list-item>
                        <text:p><text:span text:style-name="T34">Is declarative in nature</text:span></text:p>
                      </text:list-item>
                      <text:list-item>
                        <text:p><text:span text:style-name="T34">Has defined semantics</text:span></text:p>
                        <text:list>
                          <text:list-item>
                            <text:list>
                              <text:list-item>
                                <text:list>
                                  <text:list-header>
                                    <text:p><text:span text:style-name="T34"/></text:p>
                                  </text:list-header>
                                </text:list>
                              </text:list-item>
                            </text:list>
                          </text:list-item>
                        </text:list>
                      </text:list-item>
                    </text:list>
                  </text:list-item>
                  <text:list-item>
                    <text:p><text:span text:style-name="T33">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3">Applicability</text:span></text:p>
                    <text:list>
                      <text:list-item>
                        <text:p><text:span text:style-name="T33">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2">Tell a Friend</text:span></text:p>
            <text:p text:style-name="P47"><text:span text:style-name="T3">A user can click on </text:span><text:span text:style-name="T22">TELL A FRIEND </text:span><text:span text:style-name="T3">in the menu and below each photo. If s/he does so, he sees a new page with an email dialog. The fields are</text:span><text:span text:style-name="T22"> FROM</text:span><text:span text:style-name="T3">, </text:span><text:span text:style-name="T22">TO, SUBJECT</text:span><text:span text:style-name="T3">, and </text:span><text:span text:style-name="T22">BODY</text:span><text:span text:style-name="T3">. The user can fill in only valid email addresses. The body is prefilled with the photo link. Upon </text:span><text:span text:style-name="T22">OK</text:span><text:span text:style-name="T3">, the email is sent, with the user cc:ed. Upon </text:span><text:span text:style-name="T22">CANCEL</text:span><text:span text:style-name="T3">, no email is sent. After this, the dialog returns to the main page with a status message </text:span><text:span text:style-name="T22">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5">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5">Defined photo function is launched from</text:span></text:p>
            <text:p text:style-name="P55"><text:span text:style-name="T6">Invariants: </text:span>None</text:p>
            <text:p text:style-name="P55"><text:span text:style-name="T6">Postconditions: </text:span><text:span text:style-name="T35">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5">1.</text:span><text:span text:style-name="T35"><text:tab/></text:span><text:span text:style-name="T35">User clicks on link</text:span></text:p>
            <text:p><text:span text:style-name="T35">2.</text:span><text:span text:style-name="T35"><text:tab/></text:span><text:span text:style-name="T35">System provides dialog</text:span></text:p>
            <text:p><text:span text:style-name="T35">3.</text:span><text:span text:style-name="T35"><text:tab/></text:span><text:span text:style-name="T35">User clicks cancel </text:span></text:p>
            <text:p><text:span text:style-name="T35">4.</text:span><text:span text:style-name="T35"><text:tab/></text:span><text:span text:style-name="T35">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3" draw:text-style-name="P43" draw:layer="layout" svg:width="13.5cm" svg:height="10.5cm" svg:x="13.5cm" svg:y="2.25cm">
            <text:p/>
            <draw:enhanced-geometry svg:viewBox="0 0 21600 21600" draw:type="rectangle" draw:enhanced-path="M 0 0 L 21600 0 21600 21600 0 21600 0 0 Z N"/>
          </draw:custom-shape>
          <draw:custom-shape draw:style-name="gr24" draw:text-style-name="P58" draw:layer="layout" svg:width="8cm" svg:height="9cm" svg:x="16.2cm" svg:y="3.75cm">
            <text:p/>
            <draw:enhanced-geometry svg:viewBox="0 0 21600 21600" draw:type="rectangle" draw:enhanced-path="M 0 0 L 21600 0 21600 21600 0 21600 0 0 Z N"/>
          </draw:custom-shape>
          <draw:custom-shape draw:style-name="gr25" draw:text-style-name="P60" draw:layer="layout" svg:width="8cm" svg:height="1.5cm" svg:x="16.2cm" svg:y="2.25cm">
            <text:p text:style-name="P59"><text:span text:style-name="T36">Flowers Service</text:span></text:p>
            <draw:enhanced-geometry svg:viewBox="0 0 21600 21600" draw:type="rectangle" draw:enhanced-path="M 0 0 L 21600 0 21600 21600 0 21600 0 0 Z N"/>
          </draw:custom-shape>
          <draw:line draw:style-name="gr26" draw:text-style-name="P32" draw:layer="layout" svg:x1="15.2cm" svg:y1="7.125cm" svg:x2="25.2cm" svg:y2="7.125cm">
            <text:p/>
          </draw:line>
          <draw:custom-shape draw:style-name="gr27" draw:text-style-name="P61" draw:layer="layout" svg:width="5cm" svg:height="2.25cm" svg:x="17.7cm" svg:y="6cm">
            <text:p text:style-name="P61"><text:span text:style-name="T37">Tell a</text:span></text:p>
            <text:p text:style-name="P61"><text:span text:style-name="T37">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62" draw:layer="layout" svg:x1="14.5cm" svg:y1="7.463cm" svg:x2="14.5cm" svg:y2="6.525cm">
                <text:p/>
              </draw:line>
              <draw:line draw:style-name="gr28" draw:text-style-name="P62" draw:layer="layout" svg:x1="14cm" svg:y1="7.087cm" svg:x2="14.5cm" svg:y2="7.275cm">
                <text:p/>
              </draw:line>
              <draw:line draw:style-name="gr28" draw:text-style-name="P62" draw:layer="layout" svg:x1="14.5cm" svg:y1="7.275cm" svg:x2="15cm" svg:y2="7.087cm">
                <text:p/>
              </draw:line>
              <draw:line draw:style-name="gr28" draw:text-style-name="P62" draw:layer="layout" svg:x1="14.5cm" svg:y1="7.462cm" svg:x2="15cm" svg:y2="8.025cm">
                <text:p/>
              </draw:line>
              <draw:line draw:style-name="gr28" draw:text-style-name="P62" draw:layer="layout" svg:x1="14.5cm" svg:y1="7.462cm" svg:x2="14cm" svg:y2="8.025cm">
                <text:p/>
              </draw:line>
              <draw:custom-shape draw:style-name="gr29"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3" draw:layer="layout" svg:width="2cm" svg:height="0.534cm" svg:x="13.5cm" svg:y="8.025cm">
              <draw:text-box>
                <text:p><text:span text:style-name="T23">user</text:span></text:p>
              </draw:text-box>
            </draw:frame>
          </draw:g>
          <draw:g>
            <draw:g>
              <draw:line draw:style-name="gr28" draw:text-style-name="P62" draw:layer="layout" svg:x1="25.9cm" svg:y1="7.463cm" svg:x2="25.9cm" svg:y2="6.525cm">
                <text:p/>
              </draw:line>
              <draw:line draw:style-name="gr28" draw:text-style-name="P62" draw:layer="layout" svg:x1="25.4cm" svg:y1="7.087cm" svg:x2="25.9cm" svg:y2="7.275cm">
                <text:p/>
              </draw:line>
              <draw:line draw:style-name="gr28" draw:text-style-name="P62" draw:layer="layout" svg:x1="25.9cm" svg:y1="7.275cm" svg:x2="26.4cm" svg:y2="7.087cm">
                <text:p/>
              </draw:line>
              <draw:line draw:style-name="gr28" draw:text-style-name="P62" draw:layer="layout" svg:x1="25.9cm" svg:y1="7.462cm" svg:x2="26.4cm" svg:y2="8.025cm">
                <text:p/>
              </draw:line>
              <draw:line draw:style-name="gr28" draw:text-style-name="P62" draw:layer="layout" svg:x1="25.9cm" svg:y1="7.462cm" svg:x2="25.4cm" svg:y2="8.025cm">
                <text:p/>
              </draw:line>
              <draw:custom-shape draw:style-name="gr29"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3" draw:layer="layout" svg:width="2cm" svg:height="0.534cm" svg:x="24.9cm" svg:y="8.025cm">
              <draw:text-box>
                <text:p><text:span text:style-name="T23">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5">acceptance criterion </text:span>for a <text:span text:style-name="T6">backlog entry</text:span></text:p>
                <text:list>
                  <text:list-item>
                    <text:p><text:span text:style-name="T35">Is </text:span><text:span text:style-name="T6">a proposition </text:span><text:span text:style-name="T35">that must be true</text:span></text:p>
                    <text:list>
                      <text:list-item>
                        <text:p><text:span text:style-name="T35">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5"><text:span text:style-name="T38">Points</text:span></text:p>
              </table:table-cell>
              <table:table-cell table:style-name="ce8">
                <text:p text:style-name="P66"><text:span text:style-name="T39">Meaning</text:span></text:p>
              </table:table-cell>
            </table:table-row>
            <table:table-row table:style-name="ro8">
              <table:table-cell table:style-name="ce9">
                <text:p text:style-name="P67"><text:span text:style-name="T40">0</text:span></text:p>
              </table:table-cell>
              <table:table-cell table:style-name="ce10">
                <text:p text:style-name="P68"><text:span text:style-name="T41">No effort</text:span></text:p>
              </table:table-cell>
            </table:table-row>
            <table:table-row table:style-name="ro8">
              <table:table-cell table:style-name="ce11">
                <text:p text:style-name="P67"><text:span text:style-name="T40">1</text:span></text:p>
              </table:table-cell>
              <table:table-cell table:style-name="ce12">
                <text:p text:style-name="P68"><text:span text:style-name="T41">Minimal effort</text:span></text:p>
              </table:table-cell>
            </table:table-row>
            <table:table-row table:style-name="ro8">
              <table:table-cell table:style-name="ce9">
                <text:p text:style-name="P67"><text:span text:style-name="T40">2</text:span></text:p>
              </table:table-cell>
              <table:table-cell table:style-name="ce10">
                <text:p text:style-name="P68"><text:span text:style-name="T41">Small effort</text:span></text:p>
              </table:table-cell>
            </table:table-row>
            <table:table-row table:style-name="ro8">
              <table:table-cell table:style-name="ce11">
                <text:p text:style-name="P67"><text:span text:style-name="T40">3</text:span></text:p>
              </table:table-cell>
              <table:table-cell table:style-name="ce12">
                <text:p text:style-name="P68"><text:span text:style-name="T41">Medium effort</text:span></text:p>
              </table:table-cell>
            </table:table-row>
            <table:table-row table:style-name="ro8">
              <table:table-cell table:style-name="ce9">
                <text:p text:style-name="P67"><text:span text:style-name="T40">5</text:span></text:p>
              </table:table-cell>
              <table:table-cell table:style-name="ce10">
                <text:p text:style-name="P68"><text:span text:style-name="T41">Large effort</text:span></text:p>
              </table:table-cell>
            </table:table-row>
            <table:table-row table:style-name="ro8">
              <table:table-cell table:style-name="ce11">
                <text:p text:style-name="P67"><text:span text:style-name="T40">8</text:span></text:p>
              </table:table-cell>
              <table:table-cell table:style-name="ce12">
                <text:p text:style-name="P68"><text:span text:style-name="T41">Very large effort</text:span></text:p>
              </table:table-cell>
            </table:table-row>
            <table:table-row table:style-name="ro9">
              <table:table-cell table:style-name="ce9">
                <text:p text:style-name="P67"><text:span text:style-name="T40">13</text:span></text:p>
              </table:table-cell>
              <table:table-cell table:style-name="ce13">
                <text:p text:style-name="P69"><text:span text:style-name="T42">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0"><text:span text:style-name="T43">I</text:span></text:p>
              </table:table-cell>
              <table:table-cell table:style-name="ce15">
                <text:p text:style-name="P71"><text:span text:style-name="T42">ndependent: Features should be independent of each other.</text:span></text:p>
              </table:table-cell>
            </table:table-row>
            <table:table-row table:style-name="ro10">
              <table:table-cell table:style-name="ce14">
                <text:p text:style-name="P70"><text:span text:style-name="T43">N</text:span></text:p>
              </table:table-cell>
              <table:table-cell table:style-name="ce15">
                <text:p text:style-name="P71"><text:span text:style-name="T42">egotiable: A feature is man-made, not cast in stone.</text:span></text:p>
              </table:table-cell>
            </table:table-row>
            <table:table-row table:style-name="ro10">
              <table:table-cell table:style-name="ce14">
                <text:p text:style-name="P70"><text:span text:style-name="T43">V</text:span></text:p>
              </table:table-cell>
              <table:table-cell table:style-name="ce15">
                <text:p text:style-name="P71"><text:span text:style-name="T42">aluable: Every feature should have business value.</text:span></text:p>
              </table:table-cell>
            </table:table-row>
            <table:table-row table:style-name="ro10">
              <table:table-cell table:style-name="ce14">
                <text:p text:style-name="P70"><text:span text:style-name="T43">E</text:span></text:p>
              </table:table-cell>
              <table:table-cell table:style-name="ce15">
                <text:p text:style-name="P71"><text:span text:style-name="T42">stimatable: A feature should be precise so that size can be estimated.</text:span></text:p>
              </table:table-cell>
            </table:table-row>
            <table:table-row table:style-name="ro10">
              <table:table-cell table:style-name="ce14">
                <text:p text:style-name="P70"><text:span text:style-name="T43">S</text:span></text:p>
              </table:table-cell>
              <table:table-cell table:style-name="ce15">
                <text:p text:style-name="P71"><text:span text:style-name="T42">mall: A feature should be small enough for one iteration.</text:span></text:p>
              </table:table-cell>
            </table:table-row>
            <table:table-row table:style-name="ro10">
              <table:table-cell table:style-name="ce14">
                <text:p text:style-name="P70"><text:span text:style-name="T43">T</text:span></text:p>
              </table:table-cell>
              <table:table-cell table:style-name="ce15">
                <text:p text:style-name="P71"><text:span text:style-name="T42">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2">User Registration</text:span></text:p>
            <text:p><text:span text:style-name="T23">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User is registered</text:span></text:p>
              </text:list-item>
              <text:list-item>
                <text:p><text:span text:style-name="T23">Photo is uploaded</text:span></text:p>
              </text:list-item>
              <text:list-item>
                <text:p><text:span text:style-name="T23">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2">Spam-free Reg. Email</text:span></text:p>
            <text:p><text:span text:style-name="T23">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2">Acceptance Criteria</text:span></text:p>
            <text:list text:style-name="L5">
              <text:list-item>
                <text:p><text:span text:style-name="T44">All tags closed, no bad HTML code</text:span></text:p>
              </text:list-item>
              <text:list-item>
                <text:p><text:span text:style-name="T44">No IP address in URL (plain text)</text:span></text:p>
              </text:list-item>
              <text:list-item>
                <text:p><text:span text:style-name="T44">No user name in subject/email</text:span></text:p>
              </text:list-item>
              <text:list-item>
                <text:p><text:span text:style-name="T44">No numbers in subject</text:span></text:p>
              </text:list-item>
              <text:list-item>
                <text:p><text:span text:style-name="T44">No catchy words in subject </text:span></text:p>
              </text:list-item>
              <text:list-item>
                <text:p><text:span text:style-name="T44">No capital letters in subject</text:span></text:p>
              </text:list-item>
              <text:list-item>
                <text:p><text:span text:style-name="T44">Avoid utilizing phrases like “click here”</text:span></text:p>
              </text:list-item>
              <text:list-item>
                <text:p><text:span text:style-name="T44">No BCC distribution</text:span></text:p>
              </text:list-item>
              <text:list-item>
                <text:p><text:span text:style-name="T44">No dirty words </text:span></text:p>
              </text:list-item>
              <text:list-item>
                <text:p><text:span text:style-name="T44">No images in email</text:span></text:p>
              </text:list-item>
              <text:list-item>
                <text:p><text:span text:style-name="T44">Max. 2 colors in mail (no signal colors)</text:span></text:p>
              </text:list-item>
              <text:list-item>
                <text:p><text:span text:style-name="T44">No big headings (max. size 14)</text:span></text:p>
              </text:list-item>
              <text:list-item>
                <text:p><text:span text:style-name="T44">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2">Learn Java</text:span></text:p>
            <text:p><text:span text:style-name="T23">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AF980BE888CC167.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1"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2" draw:text-style-name="P72" draw:layer="layout" svg:width="3cm" svg:height="1.5cm" svg:x="24cm" svg:y="6.5cm">
            <draw:text-box>
              <text:p><text:span text:style-name="T45">value</text:span></text:p>
            </draw:text-box>
          </draw:frame>
          <draw:custom-shape draw:style-name="gr33" draw:text-style-name="P74" draw:layer="layout" svg:width="8cm" svg:height="3.5cm" svg:x="14cm" svg:y="8cm">
            <text:p text:style-name="P73"><text:span text:style-name="T14">realize</text:span></text:p>
            <text:p text:style-name="P73"><text:span text:style-name="T14">second</text:span></text:p>
            <draw:enhanced-geometry svg:viewBox="0 0 21600 21600" draw:type="rectangle" draw:enhanced-path="M 0 0 L 21600 0 21600 21600 0 21600 0 0 Z N"/>
          </draw:custom-shape>
          <draw:custom-shape draw:style-name="gr34" draw:text-style-name="P75" draw:layer="layout" svg:width="8cm" svg:height="3.5cm" svg:x="14cm" svg:y="4.5cm">
            <text:p text:style-name="P73"><text:span text:style-name="T14">realize</text:span></text:p>
            <text:p text:style-name="P73"><text:span text:style-name="T14">first</text:span></text:p>
            <draw:enhanced-geometry svg:viewBox="0 0 21600 21600" draw:type="rectangle" draw:enhanced-path="M 0 0 L 21600 0 21600 21600 0 21600 0 0 Z N"/>
          </draw:custom-shape>
          <draw:custom-shape draw:style-name="gr35" draw:text-style-name="P77" draw:layer="layout" svg:width="8cm" svg:height="3.5cm" svg:x="6cm" svg:y="4.5cm">
            <text:p text:style-name="P76"><text:span text:style-name="T14">realize</text:span></text:p>
            <text:p text:style-name="P76"><text:span text:style-name="T14">never</text:span></text:p>
            <draw:enhanced-geometry svg:viewBox="0 0 21600 21600" draw:type="rectangle" draw:enhanced-path="M 0 0 L 21600 0 21600 21600 0 21600 0 0 Z N"/>
          </draw:custom-shape>
          <draw:custom-shape draw:style-name="gr36" draw:text-style-name="P78" draw:layer="layout" svg:width="8cm" svg:height="3.5cm" svg:x="6cm" svg:y="8cm">
            <text:p/>
            <draw:enhanced-geometry svg:viewBox="0 0 21600 21600" draw:type="rectangle" draw:enhanced-path="M 0 0 L 21600 0 21600 21600 0 21600 0 0 Z N"/>
          </draw:custom-shape>
          <draw:frame draw:style-name="gr37" draw:text-style-name="P79" draw:layer="layout" svg:width="3.5cm" svg:height="3.5cm" svg:x="18.5cm" svg:y="8cm">
            <draw:text-box>
              <text:p><text:span text:style-name="T46">2</text:span></text:p>
            </draw:text-box>
          </draw:frame>
          <draw:frame draw:style-name="gr37" draw:text-style-name="P80" draw:layer="layout" svg:width="3.5cm" svg:height="3.5cm" svg:x="6cm" svg:y="8cm">
            <draw:text-box>
              <text:p><text:span text:style-name="T47">3</text:span></text:p>
            </draw:text-box>
          </draw:frame>
          <draw:frame draw:style-name="gr37" draw:text-style-name="P80" draw:layer="layout" svg:width="3.5cm" svg:height="3.5cm" svg:x="6cm" svg:y="4.5cm">
            <draw:text-box>
              <text:p><text:span text:style-name="T47">x</text:span></text:p>
            </draw:text-box>
          </draw:frame>
          <draw:custom-shape draw:style-name="gr38" draw:text-style-name="P81" draw:layer="layout" svg:width="5cm" svg:height="3.375cm" svg:x="9cm" svg:y="4.75cm">
            <text:p/>
            <draw:enhanced-geometry svg:viewBox="0 0 21600 21600" draw:type="rectangle" draw:enhanced-path="M 0 0 L 21600 0 21600 21600 0 21600 0 0 Z N"/>
          </draw:custom-shape>
          <draw:frame draw:style-name="gr37" draw:text-style-name="P82" draw:layer="layout" svg:width="3.5cm" svg:height="3.5cm" svg:x="18.5cm" svg:y="4.5cm">
            <draw:text-box>
              <text:p><text:span text:style-name="T48">1</text:span></text:p>
            </draw:text-box>
          </draw:frame>
          <draw:line draw:style-name="gr39" draw:text-style-name="P9" draw:layer="layout" svg:x1="14cm" svg:y1="14cm" svg:x2="14cm" svg:y2="2.5cm">
            <text:p/>
          </draw:line>
          <draw:custom-shape draw:style-name="gr40" draw:text-style-name="P84" draw:layer="layout" svg:width="5cm" svg:height="3.375cm" svg:x="9cm" svg:y="8.125cm">
            <text:p text:style-name="P83"><text:span text:style-name="T14">realize</text:span></text:p>
            <text:p text:style-name="P83"><text:span text:style-name="T14">last</text:span></text:p>
            <draw:enhanced-geometry svg:viewBox="0 0 21600 21600" draw:type="rectangle" draw:enhanced-path="M 0 0 L 21600 0 21600 21600 0 21600 0 0 Z N"/>
          </draw:custom-shape>
          <draw:custom-shape draw:style-name="gr41" draw:text-style-name="P85" draw:layer="layout" svg:width="5cm" svg:height="3.375cm" svg:x="17cm" svg:y="4.75cm">
            <text:p/>
            <draw:enhanced-geometry svg:viewBox="0 0 21600 21600" draw:type="rectangle" draw:enhanced-path="M 0 0 L 21600 0 21600 21600 0 21600 0 0 Z N"/>
          </draw:custom-shape>
          <draw:custom-shape draw:style-name="gr42" draw:text-style-name="P86" draw:layer="layout" svg:width="5cm" svg:height="3.375cm" svg:x="17cm" svg:y="8.125cm">
            <text:p/>
            <draw:enhanced-geometry svg:viewBox="0 0 21600 21600" draw:type="rectangle" draw:enhanced-path="M 0 0 L 21600 0 21600 21600 0 21600 0 0 Z N"/>
          </draw:custom-shape>
          <draw:frame draw:style-name="gr43" draw:text-style-name="P87" draw:layer="layout" svg:width="2cm" svg:height="1.5cm" draw:transform="rotate (1.5707963267949) translate (12.5cm 4.5cm)">
            <draw:text-box>
              <text:p><text:span text:style-name="T49">risk</text:span></text:p>
            </draw:text-box>
          </draw:frame>
          <draw:line draw:style-name="gr39" draw:text-style-name="P9" draw:layer="layout" svg:x1="1cm" svg:y1="8cm" svg:x2="27cm" svg:y2="8cm">
            <text:p/>
          </draw:line>
          <draw:frame draw:style-name="gr43" draw:text-style-name="P87" draw:layer="layout" svg:width="2cm" svg:height="1.5cm" draw:transform="rotate (1.5707963267949) translate (14cm 4.5cm)">
            <draw:text-box>
              <text:p><text:span text:style-name="T49">high</text:span></text:p>
            </draw:text-box>
          </draw:frame>
          <draw:frame draw:style-name="gr44" draw:text-style-name="P87" draw:layer="layout" svg:width="2cm" svg:height="1.5cm" draw:transform="rotate (1.5707963267949) translate (12.5cm 14cm)">
            <draw:text-box>
              <text:p><text:span text:style-name="T49">risk</text:span></text:p>
            </draw:text-box>
          </draw:frame>
          <draw:frame draw:style-name="gr44" draw:text-style-name="P87" draw:layer="layout" svg:width="2cm" svg:height="1.5cm" draw:transform="rotate (1.5707963267949) translate (14cm 14cm)">
            <draw:text-box>
              <text:p><text:span text:style-name="T49">low</text:span></text:p>
            </draw:text-box>
          </draw:frame>
          <draw:frame draw:style-name="gr32" draw:text-style-name="P72" draw:layer="layout" svg:width="3cm" svg:height="1.5cm" svg:x="24cm" svg:y="8cm">
            <draw:text-box>
              <text:p><text:span text:style-name="T45">high</text:span></text:p>
            </draw:text-box>
          </draw:frame>
          <draw:frame draw:style-name="gr45" draw:text-style-name="P72" draw:layer="layout" svg:width="3cm" svg:height="1.5cm" svg:x="1cm" svg:y="6.5cm">
            <draw:text-box>
              <text:p><text:span text:style-name="T45">value</text:span></text:p>
            </draw:text-box>
          </draw:frame>
          <draw:frame draw:style-name="gr45" draw:text-style-name="P72" draw:layer="layout" svg:width="3cm" svg:height="1.5cm" svg:x="1cm" svg:y="8cm">
            <draw:text-box>
              <text:p><text:span text:style-name="T45">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9" draw:layer="layout" svg:x1="14cm" svg:y1="13.5cm" svg:x2="14cm" svg:y2="2.5cm">
            <text:p/>
          </draw:line>
          <draw:frame draw:style-name="gr43" draw:text-style-name="P88" draw:layer="layout" svg:width="2cm" svg:height="1.5cm" draw:transform="rotate (1.5707963267949) translate (14cm 4.5cm)">
            <draw:text-box>
              <text:p text:style-name="P12"><text:span text:style-name="T49">high</text:span></text:p>
            </draw:text-box>
          </draw:frame>
          <draw:frame draw:style-name="gr43" draw:text-style-name="P88" draw:layer="layout" svg:width="4cm" svg:height="3cm" draw:transform="rotate (1.5707963267949) translate (11cm 6.5cm)">
            <draw:text-box>
              <text:p text:style-name="P12"><text:span text:style-name="T49">customer satis-faction</text:span></text:p>
            </draw:text-box>
          </draw:frame>
          <draw:frame draw:style-name="gr44" draw:text-style-name="P87" draw:layer="layout" svg:width="2cm" svg:height="1.5cm" draw:transform="rotate (1.5707963267949) translate (14cm 13.5cm)">
            <draw:text-box>
              <text:p><text:span text:style-name="T49">low</text:span></text:p>
            </draw:text-box>
          </draw:frame>
          <draw:frame draw:style-name="gr32" draw:text-style-name="P89" draw:layer="layout" svg:width="3cm" svg:height="1.5cm" svg:x="24cm" svg:y="8cm">
            <draw:text-box>
              <text:p text:style-name="P12"><text:span text:style-name="T45">fully</text:span></text:p>
            </draw:text-box>
          </draw:frame>
          <draw:frame draw:style-name="gr47" draw:text-style-name="P90" draw:layer="layout" svg:width="6cm" svg:height="2cm" svg:x="21cm" svg:y="6cm">
            <draw:text-box>
              <text:p text:style-name="P12"><text:span text:style-name="T45">degree of feature</text:span><text:span text:style-name="T45"><text:line-break/></text:span><text:span text:style-name="T45">implementation</text:span></text:p>
            </draw:text-box>
          </draw:frame>
          <draw:line draw:style-name="gr48" draw:text-style-name="P9" draw:layer="layout" svg:x1="1cm" svg:y1="8cm" svg:x2="27cm" svg:y2="8cm">
            <text:p/>
          </draw:line>
          <draw:frame draw:style-name="gr45" draw:text-style-name="P91" draw:layer="layout" svg:width="4.5cm" svg:height="1.15cm" svg:x="1cm" svg:y="8.25cm">
            <draw:text-box>
              <text:p text:style-name="P14"><text:span text:style-name="T45">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91" draw:layer="layout" svg:width="5cm" svg:height="2cm" svg:x="3cm" svg:y="5cm">
            <draw:text-box>
              <text:p text:style-name="P14"><text:span text:style-name="T45">exciters and</text:span></text:p>
              <text:p text:style-name="P14"><text:span text:style-name="T45">delighters</text:span></text:p>
            </draw:text-box>
          </draw:frame>
          <draw:frame draw:style-name="gr45" draw:text-style-name="P91" draw:layer="layout" svg:width="4cm" svg:height="1.5cm" svg:x="21cm" svg:y="9.5cm">
            <draw:text-box>
              <text:p text:style-name="P14"><text:span text:style-name="T45">must-have</text:span></text:p>
            </draw:text-box>
          </draw:frame>
          <draw:frame draw:style-name="gr45" draw:text-style-name="P91" draw:layer="layout" svg:width="4.376cm" svg:height="1.185cm" draw:transform="rotate (0.436332312998582) translate (2.507cm 11.905cm)">
            <draw:text-box>
              <text:p text:style-name="P14"><text:span text:style-name="T45">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l / High</text:span></text:p>
              </text:list-item>
              <text:list-item>
                <text:p text:style-name="P14"><text:span text:style-name="T50">Conditional / Medium</text:span></text:p>
              </text:list-item>
              <text:list-item>
                <text:p text:style-name="P14"><text:span text:style-name="T1">Optional /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7">1. Login</text:span></text:p>
            <text:p>As a guest, I can login using my user account to get access to user functionality</text:p>
            <text:p><text:span text:style-name="T9"/></text:p>
            <text:p><text:span text:style-name="T9"/></text:p>
            <text:p><text:span text:style-name="T9"/></text:p>
            <text:p><text:span text:style-name="T37">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7">3. Lock-out User</text:span></text:p>
            <text:p>As a user, my account is blocked, if I fail three times in a row when trying to log in</text:p>
            <text:p><text:span text:style-name="T9"/></text:p>
            <text:p><text:span text:style-name="T9"/></text:p>
            <text:p><text:span text:style-name="T9"/></text:p>
            <text:p><text:span text:style-name="T37">4. Tell a Friend</text:span></text:p>
            <text:p><text:span text:style-name="T3">As a guest, I can tell my friends by email about a flower photo to share my passion</text:span></text:p>
          </draw:text-box>
        </draw:frame>
        <draw:line draw:style-name="gr51"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2" draw:text-style-name="P92" draw:layer="layout" svg:width="7.5cm" svg:height="2.933cm" svg:x="8.5cm" svg:y="4.871cm">
              <draw:text-box>
                <text:p><text:span text:style-name="T1">Relative</text:span></text:p>
                <text:p><text:span text:style-name="T1">Benefit</text:span></text:p>
              </draw:text-box>
            </draw:frame>
            <draw:frame draw:style-name="gr52" draw:text-style-name="P92" draw:layer="layout" svg:width="7.5cm" svg:height="2.933cm" svg:x="15cm" svg:y="4.872cm">
              <draw:text-box>
                <text:p><text:span text:style-name="T1">Relative</text:span></text:p>
                <text:p><text:span text:style-name="T1">Penalty</text:span></text:p>
              </draw:text-box>
            </draw:frame>
            <draw:frame draw:style-name="gr53" draw:text-style-name="P93" draw:layer="layout" svg:width="3cm" svg:height="3.238cm" svg:x="14cm" svg:y="4.719cm">
              <draw:text-box>
                <text:p><text:span text:style-name="T51">+</text:span></text:p>
              </draw:text-box>
            </draw:frame>
            <draw:frame draw:style-name="gr54" draw:text-style-name="P93" draw:layer="layout" svg:width="3cm" svg:height="3.3cm" svg:x="20cm" svg:y="4.5cm">
              <draw:text-box>
                <text:p><text:span text:style-name="T51">)</text:span></text:p>
              </draw:text-box>
            </draw:frame>
            <draw:frame draw:style-name="gr54" draw:text-style-name="P93" draw:layer="layout" svg:width="3cm" svg:height="3.3cm" svg:x="8cm" svg:y="4.5cm">
              <draw:text-box>
                <text:p><text:span text:style-name="T51">(</text:span></text:p>
              </draw:text-box>
            </draw:frame>
            <draw:frame draw:style-name="gr55" draw:text-style-name="P94" draw:layer="layout" svg:width="4.5cm" svg:height="2.925cm" svg:x="22cm" svg:y="4.875cm">
              <draw:text-box>
                <text:p><text:span text:style-name="T52">as %</text:span></text:p>
              </draw:text-box>
            </draw:frame>
            <draw:line draw:style-name="gr56" draw:text-style-name="P32" draw:layer="layout" svg:x1="9cm" svg:y1="7.875cm" svg:x2="26cm" svg:y2="7.875cm">
              <text:p/>
            </draw:line>
            <draw:frame draw:style-name="gr52" draw:text-style-name="P92" draw:layer="backgroundobjects" svg:width="7.5cm" svg:height="2.933cm" svg:x="8.5cm" svg:y="7.946cm">
              <draw:text-box>
                <text:p><text:span text:style-name="T1">Relative</text:span></text:p>
                <text:p><text:span text:style-name="T1">Cost</text:span></text:p>
              </draw:text-box>
            </draw:frame>
            <draw:frame draw:style-name="gr52" draw:text-style-name="P92" draw:layer="backgroundobjects" svg:width="7.5cm" svg:height="2.933cm" svg:x="15cm" svg:y="7.947cm">
              <draw:text-box>
                <text:p><text:span text:style-name="T1">Overall</text:span></text:p>
                <text:p><text:span text:style-name="T1">Risk</text:span></text:p>
              </draw:text-box>
            </draw:frame>
            <draw:frame draw:style-name="gr53" draw:text-style-name="P93" draw:layer="backgroundobjects" svg:width="3cm" svg:height="3.238cm" svg:x="14cm" svg:y="7.794cm">
              <draw:text-box>
                <text:p><text:span text:style-name="T51">+</text:span></text:p>
              </draw:text-box>
            </draw:frame>
            <draw:frame draw:style-name="gr54" draw:text-style-name="P93" draw:layer="backgroundobjects" svg:width="3cm" svg:height="3.3cm" svg:x="20cm" svg:y="7.575cm">
              <draw:text-box>
                <text:p><text:span text:style-name="T51">)</text:span></text:p>
              </draw:text-box>
            </draw:frame>
            <draw:frame draw:style-name="gr54" draw:text-style-name="P93" draw:layer="backgroundobjects" svg:width="3cm" svg:height="3.3cm" svg:x="8cm" svg:y="7.575cm">
              <draw:text-box>
                <text:p><text:span text:style-name="T51">(</text:span></text:p>
              </draw:text-box>
            </draw:frame>
            <draw:frame draw:style-name="gr55" draw:text-style-name="P94" draw:layer="backgroundobjects" svg:width="4.5cm" svg:height="2.925cm" svg:x="22cm" svg:y="7.95cm">
              <draw:text-box>
                <text:p><text:span text:style-name="T52">as %</text:span></text:p>
              </draw:text-box>
            </draw:frame>
          </draw:g>
          <draw:frame draw:style-name="gr57" draw:text-style-name="P95" draw:layer="layout" svg:width="6.641cm" svg:height="5.447cm" svg:x="1.346cm" svg:y="4.945cm">
            <draw:text-box>
              <text:p><text:span text:style-name="T53">P</text:span><text:span text:style-name="T54"> </text:span><text:span text:style-name="T53">=</text:span></text:p>
            </draw:text-box>
          </draw:frame>
        </draw:g>
        <draw:frame draw:style-name="gr58" draw:text-style-name="P97" draw:layer="layout" svg:width="20cm" svg:height="3cm" svg:x="0cm" svg:y="12.75cm">
          <draw:text-box>
            <text:p text:style-name="P96"><text:span text:style-name="T55">P = prioritization key figure (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presentation:style-name="pr32"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8"><text:span text:style-name="T56">Feature</text:span></text:p>
              </table:table-cell>
              <table:table-cell>
                <text:p text:style-name="P99"><text:span text:style-name="T56">Relative Benefit</text:span></text:p>
              </table:table-cell>
              <table:table-cell>
                <text:p text:style-name="P99"><text:span text:style-name="T56">Relative Penalty</text:span></text:p>
              </table:table-cell>
              <table:table-cell>
                <text:p text:style-name="P99"><text:span text:style-name="T56">Total Value</text:span></text:p>
              </table:table-cell>
              <table:table-cell>
                <text:p text:style-name="P99"><text:span text:style-name="T56">Value %</text:span></text:p>
              </table:table-cell>
              <table:table-cell>
                <text:p text:style-name="P99"><text:span text:style-name="T56">Relative Cost</text:span></text:p>
              </table:table-cell>
              <table:table-cell>
                <text:p text:style-name="P99"><text:span text:style-name="T56">Cost %</text:span></text:p>
              </table:table-cell>
              <table:table-cell>
                <text:p text:style-name="P99"><text:span text:style-name="T56">Relative Risk</text:span></text:p>
              </table:table-cell>
              <table:table-cell>
                <text:p text:style-name="P99"><text:span text:style-name="T56">Risk %</text:span></text:p>
              </table:table-cell>
              <table:table-cell>
                <text:p text:style-name="P99"><text:span text:style-name="T56">Priority</text:span></text:p>
              </table:table-cell>
            </table:table-row>
            <table:table-row table:style-name="ro12" table:default-cell-style-name="ce19">
              <table:table-cell table:style-name="ce18">
                <text:p text:style-name="P100"><text:span text:style-name="T57">1. Query status of a vendor order</text:span></text:p>
              </table:table-cell>
              <table:table-cell>
                <text:p text:style-name="P101"><text:span text:style-name="T57">5</text:span></text:p>
              </table:table-cell>
              <table:table-cell>
                <text:p text:style-name="P101"><text:span text:style-name="T57">3</text:span></text:p>
              </table:table-cell>
              <table:table-cell>
                <text:p text:style-name="P101"><text:span text:style-name="T57">13</text:span></text:p>
              </table:table-cell>
              <table:table-cell>
                <text:p text:style-name="P101"><text:span text:style-name="T57">8.4</text:span></text:p>
              </table:table-cell>
              <table:table-cell>
                <text:p text:style-name="P101"><text:span text:style-name="T57">2</text:span></text:p>
              </table:table-cell>
              <table:table-cell>
                <text:p text:style-name="P101"><text:span text:style-name="T57">4.8</text:span></text:p>
              </table:table-cell>
              <table:table-cell>
                <text:p text:style-name="P101"><text:span text:style-name="T57">1</text:span></text:p>
              </table:table-cell>
              <table:table-cell>
                <text:p text:style-name="P101"><text:span text:style-name="T57">3.0</text:span></text:p>
              </table:table-cell>
              <table:table-cell>
                <text:p text:style-name="P101"><text:span text:style-name="T57">1.345</text:span></text:p>
              </table:table-cell>
            </table:table-row>
            <table:table-row table:style-name="ro11" table:default-cell-style-name="ce21">
              <table:table-cell table:style-name="ce20">
                <text:p text:style-name="P100"><text:span text:style-name="T57">2. Generate a Chemical Stockroom inventory report</text:span></text:p>
              </table:table-cell>
              <table:table-cell>
                <text:p text:style-name="P101"><text:span text:style-name="T57">9</text:span></text:p>
              </table:table-cell>
              <table:table-cell>
                <text:p text:style-name="P101"><text:span text:style-name="T57">7</text:span></text:p>
              </table:table-cell>
              <table:table-cell>
                <text:p text:style-name="P101"><text:span text:style-name="T57">25</text:span></text:p>
              </table:table-cell>
              <table:table-cell>
                <text:p text:style-name="P101"><text:span text:style-name="T57">16.2</text:span></text:p>
              </table:table-cell>
              <table:table-cell>
                <text:p text:style-name="P101"><text:span text:style-name="T57">5</text:span></text:p>
              </table:table-cell>
              <table:table-cell>
                <text:p text:style-name="P101"><text:span text:style-name="T57">11.9</text:span></text:p>
              </table:table-cell>
              <table:table-cell>
                <text:p text:style-name="P101"><text:span text:style-name="T57">3</text:span></text:p>
              </table:table-cell>
              <table:table-cell>
                <text:p text:style-name="P101"><text:span text:style-name="T57">9.1</text:span></text:p>
              </table:table-cell>
              <table:table-cell>
                <text:p text:style-name="P101"><text:span text:style-name="T57">.987</text:span></text:p>
              </table:table-cell>
            </table:table-row>
            <table:table-row table:style-name="ro11" table:default-cell-style-name="ce19">
              <table:table-cell table:style-name="ce18">
                <text:p text:style-name="P100"><text:span text:style-name="T57">3. See history of a specific chemical container</text:span></text:p>
              </table:table-cell>
              <table:table-cell>
                <text:p text:style-name="P101"><text:span text:style-name="T57">5</text:span></text:p>
              </table:table-cell>
              <table:table-cell>
                <text:p text:style-name="P101"><text:span text:style-name="T57">5</text:span></text:p>
              </table:table-cell>
              <table:table-cell>
                <text:p text:style-name="P101"><text:span text:style-name="T57">15</text:span></text:p>
              </table:table-cell>
              <table:table-cell>
                <text:p text:style-name="P101"><text:span text:style-name="T57">9.7</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957</text:span></text:p>
              </table:table-cell>
            </table:table-row>
            <table:table-row table:style-name="ro11" table:default-cell-style-name="ce21">
              <table:table-cell table:style-name="ce20">
                <text:p text:style-name="P100"><text:span text:style-name="T57">4. Print a chemical safety datasheet</text:span></text:p>
              </table:table-cell>
              <table:table-cell>
                <text:p text:style-name="P101"><text:span text:style-name="T57">2</text:span></text:p>
              </table:table-cell>
              <table:table-cell>
                <text:p text:style-name="P101"><text:span text:style-name="T57">1</text:span></text:p>
              </table:table-cell>
              <table:table-cell>
                <text:p text:style-name="P101"><text:span text:style-name="T57">5</text:span></text:p>
              </table:table-cell>
              <table:table-cell>
                <text:p text:style-name="P101"><text:span text:style-name="T57">3.2</text:span></text:p>
              </table:table-cell>
              <table:table-cell>
                <text:p text:style-name="P101"><text:span text:style-name="T57">1</text:span></text:p>
              </table:table-cell>
              <table:table-cell>
                <text:p text:style-name="P101"><text:span text:style-name="T57">2.4</text:span></text:p>
              </table:table-cell>
              <table:table-cell>
                <text:p text:style-name="P101"><text:span text:style-name="T57">1</text:span></text:p>
              </table:table-cell>
              <table:table-cell>
                <text:p text:style-name="P101"><text:span text:style-name="T57">3.0</text:span></text:p>
              </table:table-cell>
              <table:table-cell>
                <text:p text:style-name="P101"><text:span text:style-name="T57">.833</text:span></text:p>
              </table:table-cell>
            </table:table-row>
            <table:table-row table:style-name="ro11" table:default-cell-style-name="ce19">
              <table:table-cell table:style-name="ce18">
                <text:p text:style-name="P100"><text:span text:style-name="T57">5. Maintain a list of hazardous chemicals</text:span></text:p>
              </table:table-cell>
              <table:table-cell>
                <text:p text:style-name="P101"><text:span text:style-name="T57">4</text:span></text:p>
              </table:table-cell>
              <table:table-cell>
                <text:p text:style-name="P101"><text:span text:style-name="T57">9</text:span></text:p>
              </table:table-cell>
              <table:table-cell>
                <text:p text:style-name="P101"><text:span text:style-name="T57">17</text:span></text:p>
              </table:table-cell>
              <table:table-cell>
                <text:p text:style-name="P101"><text:span text:style-name="T57">11.0</text:span></text:p>
              </table:table-cell>
              <table:table-cell>
                <text:p text:style-name="P101"><text:span text:style-name="T57">4</text:span></text:p>
              </table:table-cell>
              <table:table-cell>
                <text:p text:style-name="P101"><text:span text:style-name="T57">9.5</text:span></text:p>
              </table:table-cell>
              <table:table-cell>
                <text:p text:style-name="P101"><text:span text:style-name="T57">4</text:span></text:p>
              </table:table-cell>
              <table:table-cell>
                <text:p text:style-name="P101"><text:span text:style-name="T57">12.1</text:span></text:p>
              </table:table-cell>
              <table:table-cell>
                <text:p text:style-name="P101"><text:span text:style-name="T57">.708</text:span></text:p>
              </table:table-cell>
            </table:table-row>
            <table:table-row table:style-name="ro11" table:default-cell-style-name="ce21">
              <table:table-cell table:style-name="ce20">
                <text:p text:style-name="P100"><text:span text:style-name="T57">6. Modify a pending chemical request</text:span></text:p>
              </table:table-cell>
              <table:table-cell>
                <text:p text:style-name="P101"><text:span text:style-name="T57">4</text:span></text:p>
              </table:table-cell>
              <table:table-cell>
                <text:p text:style-name="P101"><text:span text:style-name="T57">3</text:span></text:p>
              </table:table-cell>
              <table:table-cell>
                <text:p text:style-name="P101"><text:span text:style-name="T57">11</text:span></text:p>
              </table:table-cell>
              <table:table-cell>
                <text:p text:style-name="P101"><text:span text:style-name="T57">7.1</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702</text:span></text:p>
              </table:table-cell>
            </table:table-row>
            <table:table-row table:style-name="ro11" table:default-cell-style-name="ce19">
              <table:table-cell table:style-name="ce18">
                <text:p text:style-name="P100"><text:span text:style-name="T57">7. Generate an individual laboratory inventory report</text:span></text:p>
              </table:table-cell>
              <table:table-cell>
                <text:p text:style-name="P101"><text:span text:style-name="T57">6</text:span></text:p>
              </table:table-cell>
              <table:table-cell>
                <text:p text:style-name="P101"><text:span text:style-name="T57">2</text:span></text:p>
              </table:table-cell>
              <table:table-cell>
                <text:p text:style-name="P101"><text:span text:style-name="T57">14</text:span></text:p>
              </table:table-cell>
              <table:table-cell>
                <text:p text:style-name="P101"><text:span text:style-name="T57">9.1</text:span></text:p>
              </table:table-cell>
              <table:table-cell>
                <text:p text:style-name="P101"><text:span text:style-name="T57">4</text:span></text:p>
              </table:table-cell>
              <table:table-cell>
                <text:p text:style-name="P101"><text:span text:style-name="T57">9.5</text:span></text:p>
              </table:table-cell>
              <table:table-cell>
                <text:p text:style-name="P101"><text:span text:style-name="T57">3</text:span></text:p>
              </table:table-cell>
              <table:table-cell>
                <text:p text:style-name="P101"><text:span text:style-name="T57">9.1</text:span></text:p>
              </table:table-cell>
              <table:table-cell>
                <text:p text:style-name="P101"><text:span text:style-name="T57">.646</text:span></text:p>
              </table:table-cell>
            </table:table-row>
            <table:table-row table:style-name="ro11" table:default-cell-style-name="ce21">
              <table:table-cell table:style-name="ce20">
                <text:p text:style-name="P100"><text:span text:style-name="T57">8. Search vendor catalogs for a specific chemical</text:span></text:p>
              </table:table-cell>
              <table:table-cell>
                <text:p text:style-name="P101"><text:span text:style-name="T57">9</text:span></text:p>
              </table:table-cell>
              <table:table-cell>
                <text:p text:style-name="P101"><text:span text:style-name="T57">8</text:span></text:p>
              </table:table-cell>
              <table:table-cell>
                <text:p text:style-name="P101"><text:span text:style-name="T57">26</text:span></text:p>
              </table:table-cell>
              <table:table-cell>
                <text:p text:style-name="P101"><text:span text:style-name="T57">16.9</text:span></text:p>
              </table:table-cell>
              <table:table-cell>
                <text:p text:style-name="P101"><text:span text:style-name="T57">7</text:span></text:p>
              </table:table-cell>
              <table:table-cell>
                <text:p text:style-name="P101"><text:span text:style-name="T57">16.7</text:span></text:p>
              </table:table-cell>
              <table:table-cell>
                <text:p text:style-name="P101"><text:span text:style-name="T57">8</text:span></text:p>
              </table:table-cell>
              <table:table-cell>
                <text:p text:style-name="P101"><text:span text:style-name="T57">24.2</text:span></text:p>
              </table:table-cell>
              <table:table-cell>
                <text:p text:style-name="P101"><text:span text:style-name="T57">.586</text:span></text:p>
              </table:table-cell>
            </table:table-row>
            <table:table-row table:style-name="ro13" table:default-cell-style-name="ce19">
              <table:table-cell table:style-name="ce18">
                <text:p text:style-name="P100"><text:span text:style-name="T57">9. Check training database for hazardous chemical training record</text:span></text:p>
              </table:table-cell>
              <table:table-cell>
                <text:p text:style-name="P101"><text:span text:style-name="T57">3</text:span></text:p>
              </table:table-cell>
              <table:table-cell>
                <text:p text:style-name="P101"><text:span text:style-name="T57">4</text:span></text:p>
              </table:table-cell>
              <table:table-cell>
                <text:p text:style-name="P101"><text:span text:style-name="T57">10</text:span></text:p>
              </table:table-cell>
              <table:table-cell>
                <text:p text:style-name="P101"><text:span text:style-name="T57">6.5</text:span></text:p>
              </table:table-cell>
              <table:table-cell>
                <text:p text:style-name="P101"><text:span text:style-name="T57">4</text:span></text:p>
              </table:table-cell>
              <table:table-cell>
                <text:p text:style-name="P101"><text:span text:style-name="T57">9.5</text:span></text:p>
              </table:table-cell>
              <table:table-cell>
                <text:p text:style-name="P101"><text:span text:style-name="T57">2</text:span></text:p>
              </table:table-cell>
              <table:table-cell>
                <text:p text:style-name="P101"><text:span text:style-name="T57">6.1</text:span></text:p>
              </table:table-cell>
              <table:table-cell>
                <text:p text:style-name="P101"><text:span text:style-name="T57">.517</text:span></text:p>
              </table:table-cell>
            </table:table-row>
            <table:table-row table:style-name="ro11" table:default-cell-style-name="ce21">
              <table:table-cell table:style-name="ce20">
                <text:p text:style-name="P100"><text:span text:style-name="T57">10. Import chemical structures from structure drawing tools</text:span></text:p>
              </table:table-cell>
              <table:table-cell>
                <text:p text:style-name="P101"><text:span text:style-name="T57">7</text:span></text:p>
              </table:table-cell>
              <table:table-cell>
                <text:p text:style-name="P101"><text:span text:style-name="T57">4</text:span></text:p>
              </table:table-cell>
              <table:table-cell>
                <text:p text:style-name="P101"><text:span text:style-name="T57">18</text:span></text:p>
              </table:table-cell>
              <table:table-cell>
                <text:p text:style-name="P101"><text:span text:style-name="T57">11.7</text:span></text:p>
              </table:table-cell>
              <table:table-cell>
                <text:p text:style-name="P101"><text:span text:style-name="T57">9</text:span></text:p>
              </table:table-cell>
              <table:table-cell>
                <text:p text:style-name="P101"><text:span text:style-name="T57">21.4</text:span></text:p>
              </table:table-cell>
              <table:table-cell>
                <text:p text:style-name="P101"><text:span text:style-name="T57">7</text:span></text:p>
              </table:table-cell>
              <table:table-cell>
                <text:p text:style-name="P101"><text:span text:style-name="T57">21.2</text:span></text:p>
              </table:table-cell>
              <table:table-cell>
                <text:p text:style-name="P101"><text:span text:style-name="T57">.365</text:span></text:p>
              </table:table-cell>
            </table:table-row>
            <table:table-row table:style-name="ro14" table:default-cell-style-name="ce19">
              <table:table-cell table:style-name="ce22">
                <text:p text:style-name="P102"><text:span text:style-name="T58">Totals</text:span></text:p>
              </table:table-cell>
              <table:table-cell>
                <text:p text:style-name="P101"><text:span text:style-name="T58">54</text:span></text:p>
              </table:table-cell>
              <table:table-cell>
                <text:p text:style-name="P101"><text:span text:style-name="T58">46</text:span></text:p>
              </table:table-cell>
              <table:table-cell>
                <text:p text:style-name="P101"><text:span text:style-name="T58">154</text:span></text:p>
              </table:table-cell>
              <table:table-cell>
                <text:p text:style-name="P101"><text:span text:style-name="T58">100</text:span></text:p>
              </table:table-cell>
              <table:table-cell>
                <text:p text:style-name="P101"><text:span text:style-name="T58">42</text:span></text:p>
              </table:table-cell>
              <table:table-cell>
                <text:p text:style-name="P101"><text:span text:style-name="T58">100</text:span></text:p>
              </table:table-cell>
              <table:table-cell>
                <text:p text:style-name="P101"><text:span text:style-name="T58">33</text:span></text:p>
              </table:table-cell>
              <table:table-cell>
                <text:p text:style-name="P101"><text:span text:style-name="T58">100</text:span></text:p>
              </table:table-cell>
              <table:table-cell>
                <text:p text:style-name="P101"><text:span text:style-name="T58">--</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3"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ing</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draw:frame presentation:style-name="pr9" draw:text-style-name="P1" draw:layer="layout" svg:width="28cm" svg:height="1.75cm" svg:x="0cm" svg:y="0cm" presentation:class="title">
          <draw:text-box>
            <text:p>Feature Archive</text:p>
          </draw:text-box>
        </draw:frame>
        <draw:frame presentation:style-name="pr34" draw:text-style-name="P104" draw:layer="layout" svg:width="27cm" svg:height="11.5cm" svg:x="0.5cm" svg:y="2.25cm" presentation:class="subtitle">
          <draw:text-box>
            <text:p text:style-name="P103"><text:span text:style-name="T59">The </text:span><text:span text:style-name="T60">feature archive</text:span><text:span text:style-name="T59"> contains </text:span><text:span text:style-name="T9">all the functionality</text:span><text:span text:style-name="T59"> provided by the </text:span><text:span text:style-name="T9">current state of the product</text:span><text:span text:style-name="T59">. </text:span><text:span text:style-name="T59"><text:tab/></text:span><text:span text:style-name="T59">[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draw:frame presentation:style-name="pr35" draw:text-style-name="P1" draw:layer="layout" svg:width="28cm" svg:height="6cm" svg:x="0cm" svg:y="1.5cm" presentation:class="title">
          <draw:text-box>
            <text:p>Thank you! Questions?</text:p>
          </draw:text-box>
        </draw:frame>
        <draw:frame draw:style-name="gr58" draw:text-style-name="P97" draw:layer="layout" svg:width="20cm" svg:height="4cm" svg:x="0cm" svg:y="11.75cm">
          <draw:text-box>
            <text:p text:style-name="P96"><text:span text:style-name="T55">DR</text:span></text:p>
          </draw:text-box>
        </draw:frame>
        <draw:frame presentation:style-name="pr36" draw:text-style-name="P105" draw:layer="layout" svg:width="27cm" svg:height="7cm" svg:x="0.5cm" svg:y="8cm" presentation:class="subtitle">
          <draw:text-box>
            <text:p><text:span text:style-name="T61"><text:a xlink:href="mailto:dirk.riehle@fau.de" xlink:type="simple">dirk.riehle@fau.de</text:a></text:span><text:span text:style-name="T61"><text:s/>– </text:span><text:span text:style-name="T61"><text:a xlink:href="http://osr.cs.fau.de/" xlink:type="simple">http://osr.cs.fau.de</text:a></text:span></text:p>
            <text:p><text:span text:style-name="T62"><text:a xlink:href="mailto:dirk@riehle.org" xlink:type="simple">dirk@riehle.org</text:a></text:span><text:span text:style-name="T62"><text:s/>– </text:span><text:span text:style-name="T62"><text:a xlink:href="http://dirkriehle.com/" xlink:type="simple">http://dirkriehle.com</text:a></text:span><text:span text:style-name="T62"><text:s/>– </text:span><text:span text:style-name="T62"><text:a xlink:href="http://twitter.com/dirkriehle" xlink:type="simple">@dirkriehle</text:a></text:span></text:p>
            <text:p><text:span text:style-name="T62"/></text:p>
          </draw:text-box>
        </draw:frame>
        <presentation:notes draw:style-name="dp2">
          <draw:page-thumbnail draw:style-name="gr1" draw:layer="layout" svg:width="18cm" svg:height="13.5cm" svg:x="1.5cm" svg:y="1cm" draw:page-number="65" presentation:class="page"/>
          <draw:frame presentation:style-name="pr37" draw:text-style-name="P11" draw:layer="layout" svg:width="18cm" svg:height="13.5cm" svg:x="1.5cm" svg:y="15cm" presentation:class="notes">
            <draw:text-box>
              <text:p><text:span text:style-name="T63"><text:s/></text:span></text:p>
            </draw:text-box>
          </draw:frame>
        </presentation:notes>
      </draw:page>
      <draw:page draw:name="page66" draw:style-name="dp3" draw:master-page-name="Default" presentation:presentation-page-layout-name="AL2T1" presentation:use-footer-name="ftr1" presentation:use-date-time-name="dtd1">
        <draw:frame presentation:style-name="pr38" draw:text-style-name="P1" draw:layer="layout" svg:width="28cm" svg:height="1.75cm" svg:x="0cm" svg:y="0cm" presentation:class="title">
          <draw:text-box>
            <text:p>Credits and License</text:p>
          </draw:text-box>
        </draw:frame>
        <draw:frame presentation:style-name="pr10" draw:text-style-name="P1" draw:layer="layout" svg:width="27cm" svg:height="11.5cm" svg:x="0.5cm" svg:y="2.25cm" presentation:class="outline">
          <draw:text-box>
            <text:list text:style-name="L5">
              <text:list-item>
                <text:p text:style-name="P106">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106">Contributions</text:p>
                <text:list>
                  <text:list-item>
                    <text:p>None yet</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mily-generic="swis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38M9S</meta:editing-duration>
    <meta:editing-cycles>19</meta:editing-cycles>
    <meta:generator>LibreOffice/7.1.1.2$Linux_X86_64 LibreOffice_project/dd797d330b34196606d0870aaa694e9504402ca1</meta:generator>
    <dc:date>2021-03-15T14:36:53.491210894</dc:date>
    <dc:creator>Dirk Riehle</dc:creator>
    <meta:document-statistic meta:object-count="462"/>
  </office:meta>
</office:document-meta>
</file>